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bb6" draw:textarea-horizontal-align="justify" draw:textarea-vertical-align="middle" draw:auto-grow-height="false" fo:min-height="2.75cm" fo:min-width="2.5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draw:fill-color="#e8f2a1"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75cm" fo:min-width="5.75cm"/>
      <style:paragraph-properties style:writing-mode="lr-tb"/>
    </style:style>
    <style:style style:name="gr5" style:family="graphic" style:parent-style-name="standard">
      <style:graphic-properties draw:fill-color="#ec9ba4" draw:textarea-horizontal-align="justify" draw:textarea-vertical-align="middle" draw:auto-grow-height="false" fo:min-height="2.75cm" fo:min-width="2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0cm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10.15cm" fo:min-width="10cm"/>
    </style:style>
    <style:style style:name="gr8" style:family="graphic" style:parent-style-name="standard">
      <style:graphic-properties draw:fill-color="#ec9ba4" draw:textarea-horizontal-align="justify" draw:textarea-vertical-align="middle" draw:auto-grow-height="false" fo:min-height="1.6cm" fo:min-width="3cm"/>
      <style:paragraph-properties style:writing-mode="lr-tb"/>
    </style:style>
    <style:style style:name="gr9" style:family="graphic" style:parent-style-name="standard">
      <style:graphic-properties draw:fill-color="#bbe33d" draw:textarea-horizontal-align="justify" draw:textarea-vertical-align="middle" draw:auto-grow-height="false" fo:min-height="1.25cm" fo:min-width="3.5cm"/>
      <style:paragraph-properties style:writing-mode="lr-tb"/>
    </style:style>
    <style:style style:name="gr10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2.25cm" fo:min-width="6.25cm"/>
      <style:paragraph-properties style:writing-mode="lr-tb"/>
    </style:style>
    <style:style style:name="gr12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3" style:family="graphic" style:parent-style-name="standard">
      <style:graphic-properties draw:fill-color="#afd095" draw:textarea-horizontal-align="justify" draw:textarea-vertical-align="middle" draw:auto-grow-height="false" fo:min-height="0.75cm" fo:min-width="2.75cm"/>
      <style:paragraph-properties style:writing-mode="lr-tb"/>
    </style:style>
    <style:style style:name="gr14" style:family="graphic" style:parent-style-name="standard">
      <style:graphic-properties draw:fill-color="#afd095" draw:textarea-horizontal-align="justify" draw:textarea-vertical-align="middle" draw:auto-grow-height="false" fo:min-height="0.75cm" fo:min-width="3cm"/>
      <style:paragraph-properties style:writing-mode="lr-tb"/>
    </style:style>
    <style:style style:name="gr15" style:family="graphic" style:parent-style-name="standard">
      <style:graphic-properties draw:fill-color="#acb20c" draw:textarea-horizontal-align="justify" draw:textarea-vertical-align="middle" draw:auto-grow-height="false" fo:min-height="2.75cm" fo:min-width="4.75cm"/>
      <style:paragraph-properties style:writing-mode="lr-tb"/>
    </style:style>
    <style:style style:name="gr16" style:family="graphic" style:parent-style-name="standard">
      <style:graphic-properties draw:stroke="solid" svg:stroke-color="#3465a4" draw:fill="solid" draw:fill-color="#dee6ef" draw:textarea-horizontal-align="left" draw:auto-grow-height="true" draw:auto-grow-width="false" fo:min-height="1.026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3.988cm"/>
      <style:paragraph-properties style:writing-mode="lr-tb"/>
    </style:style>
    <style:style style:name="gr18" style:family="graphic" style:parent-style-name="standard">
      <style:graphic-properties draw:fill-color="#ec9ba4" draw:textarea-horizontal-align="justify" draw:textarea-vertical-align="middle" draw:auto-grow-height="false" fo:min-height="1cm" fo:min-width="3.5cm"/>
      <style:paragraph-properties style:writing-mode="lr-tb"/>
    </style:style>
    <style:style style:name="gr19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20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21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22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23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24" style:family="graphic" style:parent-style-name="standard">
      <style:graphic-properties draw:fill-color="#2cf4f9" draw:textarea-horizontal-align="justify" draw:textarea-vertical-align="middle" draw:auto-grow-height="false" fo:min-height="2.5cm" fo:min-width="5.7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7cm" fo:min-width="6.25cm"/>
      <style:paragraph-properties style:writing-mode="lr-tb"/>
    </style:style>
    <style:style style:name="gr26" style:family="graphic" style:parent-style-name="standard">
      <style:graphic-properties draw:stroke-linejoin="round" draw:textarea-vertical-align="middle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draw:marker-end="Extrémités_20_de_20_flèche_20_1" draw:textarea-vertical-align="middle"/>
    </style:style>
    <style:style style:name="gr29" style:family="graphic" style:parent-style-name="standard">
      <style:graphic-properties draw:fill-color="#b2b2b2" draw:textarea-horizontal-align="justify" draw:textarea-vertical-align="middle" draw:auto-grow-height="false" fo:min-height="14.75cm" fo:min-width="10cm"/>
    </style:style>
    <style:style style:name="gr30" style:family="graphic" style:parent-style-name="standard">
      <style:graphic-properties draw:fill-color="#ec9ba4" draw:textarea-horizontal-align="justify" draw:textarea-vertical-align="middle" draw:auto-grow-height="false" fo:min-height="3.5cm" fo:min-width="3cm"/>
      <style:paragraph-properties style:writing-mode="lr-tb"/>
    </style:style>
    <style:style style:name="gr31" style:family="graphic" style:parent-style-name="standard">
      <style:graphic-properties draw:fill-color="#ec9ba4" draw:textarea-horizontal-align="justify" draw:textarea-vertical-align="middle" draw:auto-grow-height="false" fo:min-height="1.5cm" fo:min-width="3cm"/>
      <style:paragraph-properties style:writing-mode="lr-tb"/>
    </style:style>
    <style:style style:name="gr32" style:family="graphic" style:parent-style-name="standard">
      <style:graphic-properties draw:fill-color="#bbe33d" draw:textarea-horizontal-align="justify" draw:textarea-vertical-align="middle" draw:auto-grow-height="false" fo:min-height="3.5cm" fo:min-width="3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5cm" fo:min-width="3cm"/>
      <style:paragraph-properties style:writing-mode="lr-tb"/>
    </style:style>
    <style:style style:name="gr34" style:family="graphic" style:parent-style-name="standard">
      <style:graphic-properties draw:fill-color="#e8f2a1" draw:textarea-horizontal-align="justify" draw:textarea-vertical-align="middle" draw:auto-grow-height="false" fo:min-height="0.75cm" fo:min-width="2.75cm"/>
      <style:paragraph-properties style:writing-mode="lr-tb"/>
    </style:style>
    <style:style style:name="gr35" style:family="graphic" style:parent-style-name="standard">
      <style:graphic-properties draw:fill-color="#e8f2a1" draw:textarea-horizontal-align="justify" draw:textarea-vertical-align="middle" draw:auto-grow-height="false" fo:min-height="0.75cm" fo:min-width="3cm"/>
      <style:paragraph-properties style:writing-mode="lr-tb"/>
    </style:style>
    <style:style style:name="gr36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37" style:family="graphic" style:parent-style-name="standard">
      <style:graphic-properties draw:fill-color="#acb20c" draw:textarea-horizontal-align="justify" draw:textarea-vertical-align="middle" draw:auto-grow-height="false" fo:min-height="4.9cm" fo:min-width="5.25cm"/>
      <style:paragraph-properties style:writing-mode="lr-tb"/>
    </style:style>
    <style:style style:name="gr38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39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2.52cm"/>
      <style:paragraph-properties style:writing-mode="lr-tb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-color="#ffdbb6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b4c7dc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8f2a1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-color="#ffdbb6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dbb6"/>
      <style:paragraph-properties fo:text-align="center" style:writing-mode="lr-tb"/>
    </style:style>
    <style:style style:name="P11" style:family="paragraph">
      <loext:graphic-properties draw:fill-color="#ec9ba4"/>
      <style:paragraph-properties fo:text-align="center" style:writing-mode="lr-tb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bbe33d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b4c7dc"/>
      <style:paragraph-properties fo:text-align="center" style:writing-mode="lr-tb"/>
    </style:style>
    <style:style style:name="P16" style:family="paragraph">
      <loext:graphic-properties draw:fill-color="#afd095"/>
      <style:paragraph-properties fo:text-align="center" style:writing-mode="lr-tb"/>
    </style:style>
    <style:style style:name="P17" style:family="paragraph">
      <loext:graphic-properties draw:fill-color="#acb20c"/>
      <style:paragraph-properties fo:text-align="center" style:writing-mode="lr-tb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dee6ef"/>
      <style:paragraph-properties fo:text-align="center" style:writing-mode="lr-tb"/>
      <style:text-properties fo:color="#3465a4" loext:opacity="100%" fo:font-size="26pt" fo:font-weight="bold" style:font-size-asian="26pt" style:font-size-complex="26pt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  <style:text-properties fo:font-size="8pt" style:font-size-asian="8pt" style:font-size-complex="8pt"/>
    </style:style>
    <style:style style:name="P22" style:family="paragraph">
      <loext:graphic-properties draw:fill-color="#2cf4f9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-color="#e8f2a1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3465a4" loext:opacity="100%" fo:font-size="26pt" fo:font-weight="bold" style:font-size-asian="26pt" style:font-size-complex="26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language="fr" fo:country="CH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3cm" svg:x="2.5cm" svg:y="4.15cm">
          <text:p text:style-name="P1"><text:span text:style-name="T1">Sensor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3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3cm" svg:height="1cm" svg:x="2.5cm" svg:y="7.15cm">
          <text:p text:style-name="P5"><text:span text:style-name="T3">ESP-NOW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3cm" svg:height="3cm" svg:x="2.5cm" svg:y="9.65cm">
          <text:p text:style-name="P7"><text:span text:style-name="T4">Sensor</text:span></text:p>
          <text:p text:style-name="P7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8.6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3cm" svg:height="1cm" svg:x="2.5cm" svg:y="12.65cm">
          <text:p text:style-name="P5"><text:span text:style-name="T3">ESP-N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3cm" svg:x="2.5cm" svg:y="15.15cm">
          <text:p text:style-name="P1"><text:span text:style-name="T1">Sensor 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14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1" draw:id="id11" draw:layer="layout" svg:width="3cm" svg:height="1cm" svg:x="2.5cm" svg:y="18.15cm">
          <text:p text:style-name="P5"><text:span text:style-name="T3">ESP-NOW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3cm" svg:height="3cm" svg:x="7.73cm" svg:y="10.25cm">
          <text:p text:style-name="P9"><text:span text:style-name="T1">Centr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25cm" svg:height="1cm" svg:x="7.75cm" svg:y="6.5cm">
          <text:p text:style-name="P3"><text:span text:style-name="T2">ESP32 </text:span><text:span text:style-name="T5">(Lilygo-ttgo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9" draw:id="id9" draw:layer="layout" svg:width="3cm" svg:height="1cm" svg:x="7.73cm" svg:y="13.25cm">
          <text:p text:style-name="P5"><text:span text:style-name="T3">ESP-NOW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25cm" svg:height="3cm" draw:transform="skewX (0.00506145483078355) translate (10.75cm 10.25cm)">
          <text:p text:style-name="P9"><text:span text:style-name="T1">MQTT</text:span></text:p>
          <text:p text:style-name="P9"><text:span text:style-name="T1">publish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0.5cm" svg:height="1cm" svg:x="16cm" svg:y="3.35cm">
          <text:p text:style-name="P3"><text:span text:style-name="T2">RPI4 – 108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0.5cm" svg:height="10.4cm" svg:x="16cm" svg:y="4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6" draw:id="id6" draw:layer="layout" svg:width="3.5cm" svg:height="1.85cm" svg:x="16.75cm" svg:y="5.75cm">
          <text:p text:style-name="P9"><text:span text:style-name="T1">MQTT</text:span></text:p>
          <text:p text:style-name="P9"><text:span text:style-name="T1">broker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3" draw:id="id3" draw:layer="layout" svg:width="4cm" svg:height="1.5cm" svg:x="21.5cm" svg:y="8.5cm">
          <text:p text:style-name="P9"><text:span text:style-name="T1">Python</text:span></text:p>
          <text:p text:style-name="P9"><text:span text:style-name="T1">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4" draw:layer="layout" draw:type="curve" draw:line-skew="-0.865cm" svg:x1="13.98cm" svg:y1="13.75cm" svg:x2="16.75cm" svg:y2="5.25cm" draw:start-shape="id1" draw:start-glue-point="1" draw:end-shape="id2" draw:end-glue-point="3" svg:d="M13980 13750c780 0-605-8500 2770-8500" svg:viewBox="0 0 2771 8501">
          <text:p/>
        </draw:connector>
        <draw:custom-shape draw:style-name="gr11" draw:text-style-name="P15" draw:layer="layout" svg:width="6.75cm" svg:height="2.5cm" svg:x="21.5cm" svg:y="16.75cm">
          <text:p text:style-name="P9"><text:span text:style-name="T1">Maria 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4" draw:layer="layout" draw:type="curve" svg:x1="23.5cm" svg:y1="10cm" svg:x2="24.875cm" svg:y2="15.75cm" draw:start-shape="id3" draw:start-glue-point="2" draw:end-shape="id4" draw:end-glue-point="0" svg:d="M23500 10000c0 4312 1375 1438 1375 5750" svg:viewBox="0 0 1376 5751">
          <text:p/>
        </draw:connector>
        <draw:custom-shape draw:style-name="gr13" draw:text-style-name="P16" xml:id="id1" draw:id="id1" draw:layer="layout" svg:width="3.25cm" svg:height="1cm" svg:x="10.73cm" svg:y="13.25cm">
          <text:p text:style-name="P9">WIFI</text:p>
          <draw:enhanced-geometry svg:viewBox="0 0 21600 21600" draw:type="rectangle" draw:enhanced-path="M 0 0 L 21600 0 21600 21600 0 21600 0 0 Z N"/>
        </draw:custom-shape>
        <draw:custom-shape draw:style-name="gr14" draw:text-style-name="P16" xml:id="id2" draw:id="id2" draw:layer="layout" svg:width="3.5cm" svg:height="1cm" svg:x="16.75cm" svg:y="4.75cm">
          <text:p text:style-name="P9">WIFI</text:p>
          <draw:enhanced-geometry svg:viewBox="0 0 21600 21600" draw:type="rectangle" draw:enhanced-path="M 0 0 L 21600 0 21600 21600 0 21600 0 0 Z N"/>
        </draw:custom-shape>
        <draw:custom-shape draw:style-name="gr15" draw:text-style-name="P17" xml:id="id5" draw:id="id5" draw:layer="layout" svg:width="5.25cm" svg:height="3cm" svg:x="16.25cm" svg:y="11cm">
          <text:p text:style-name="P9"><text:span text:style-name="T3">Automation <text:s/>solution</text:span></text:p>
          <text:p text:style-name="P9"><text:span text:style-name="T3">Server</text:span></text:p>
          <text:p text:style-name="P9"><text:span text:style-name="T3"/></text:p>
          <text:p text:style-name="P9"><text:span text:style-name="T6">(domoticz, jeedom, ...)</text:span></text:p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24cm" svg:height="1.276cm" svg:x="2.5cm" svg:y="1.224cm">
          <draw:text-box>
            <text:p text:style-name="P18"><text:span text:style-name="T7">Project ESP32-airsens_v2</text:span></text:p>
          </draw:text-box>
        </draw:frame>
        <draw:frame draw:style-name="gr17" draw:text-style-name="P21" draw:layer="layout" svg:width="14.488cm" svg:height="0.569cm" svg:x="14.08cm" svg:y="19.431cm">
          <draw:text-box>
            <text:p text:style-name="P20"><text:span text:style-name="T8">Version 2.0 – 22.02.2023 – </text:span><text:span text:style-name="T8"><text:a xlink:href="mailto:jom52.dev@gmail.com" xlink:type="simple">jom52.dev@gmail.com</text:a></text:span><text:span text:style-name="T8"><text:s text:c="2"/>- </text:span></text:p>
          </draw:text-box>
        </draw:frame>
        <draw:custom-shape draw:style-name="gr18" draw:text-style-name="P11" xml:id="id7" draw:id="id7" draw:layer="layout" svg:width="4cm" svg:height="1.25cm" svg:x="21.5cm" svg:y="7.25cm">
          <text:p text:style-name="P9"><text:span text:style-name="T3">MQTT subscri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4" draw:layer="layout" draw:type="curve" svg:x1="21.5cm" svg:y1="9.25cm" svg:x2="18.875cm" svg:y2="11cm" draw:start-shape="id3" draw:start-glue-point="3" draw:end-shape="id5" draw:end-glue-point="0" svg:d="M21500 9250c-1750 0-2625 583-2625 1750" svg:viewBox="0 0 2626 1751">
          <text:p/>
        </draw:connector>
        <draw:connector draw:style-name="gr20" draw:text-style-name="P14" draw:layer="layout" draw:type="curve" svg:x1="20.25cm" svg:y1="6.675cm" svg:x2="23.5cm" svg:y2="7.25cm" draw:start-shape="id6" draw:start-glue-point="1" draw:end-shape="id7" draw:end-glue-point="0" svg:d="M20250 6675c2167 0 3250 191 3250 575" svg:viewBox="0 0 3251 576">
          <text:p/>
        </draw:connector>
        <draw:connector draw:style-name="gr21" draw:text-style-name="P14" draw:layer="layout" draw:type="curve" svg:x1="5.5cm" svg:y1="7.65cm" svg:x2="7.73cm" svg:y2="13.75cm" draw:start-shape="id8" draw:start-glue-point="1" draw:end-shape="id9" draw:end-glue-point="3" svg:d="M5500 7650c1672 0 558 6100 2230 6100" svg:viewBox="0 0 2231 6101">
          <text:p/>
        </draw:connector>
        <draw:connector draw:style-name="gr22" draw:text-style-name="P14" draw:layer="layout" draw:type="curve" svg:x1="5.5cm" svg:y1="13.15cm" svg:x2="7.73cm" svg:y2="13.75cm" draw:start-shape="id10" draw:start-glue-point="1" draw:end-shape="id9" draw:end-glue-point="3" svg:d="M5500 13150c1672 0 558 600 2230 600" svg:viewBox="0 0 2231 601">
          <text:p/>
        </draw:connector>
        <draw:connector draw:style-name="gr23" draw:text-style-name="P14" draw:layer="layout" draw:type="curve" svg:x1="5.5cm" svg:y1="18.65cm" svg:x2="7.73cm" svg:y2="13.75cm" draw:start-shape="id11" draw:start-glue-point="1" draw:end-shape="id9" draw:end-glue-point="3" svg:d="M5500 18650c1672 0 558-4900 2230-4900" svg:viewBox="0 0 2231 4901">
          <text:p/>
        </draw:connector>
        <draw:custom-shape draw:style-name="gr1" draw:text-style-name="P10" draw:layer="layout" svg:width="3cm" svg:height="3cm" svg:x="7.73cm" svg:y="10.25cm">
          <text:p text:style-name="P9"><text:span text:style-name="T1">Central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6.25cm" svg:height="2.75cm" svg:x="7.75cm" svg:y="7.5cm">
          <text:p text:style-name="P3"><text:span text:style-name="T2">TTGO</text:span><text:span text:style-name="T2"><text:line-break/></text:span><text:span text:style-name="T2">display</text:span></text:p>
          <draw:enhanced-geometry svg:viewBox="0 0 21600 21600" draw:type="rectangle" draw:enhanced-path="M 0 0 L 21600 0 21600 21600 0 21600 0 0 Z N"/>
        </draw:custom-shape>
        <draw:custom-shape draw:style-name="gr25" draw:text-style-name="P3" xml:id="id4" draw:id="id4" draw:layer="layout" svg:width="6.75cm" svg:height="0.95cm" svg:x="21.5cm" svg:y="15.75cm">
          <text:p text:style-name="P3"><text:span text:style-name="T2">RPI4 – 132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2" draw:layer="layout" svg:width="3cm" svg:height="3cm" svg:x="2.5cm" svg:y="4.15cm">
          <text:p text:style-name="P1"><text:span text:style-name="T1">Sensor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3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23" xml:id="id12" draw:id="id12" draw:layer="layout" svg:width="3cm" svg:height="1cm" svg:x="2.5cm" svg:y="7.15cm">
          <text:p text:style-name="P9">BLE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3cm" svg:height="3cm" svg:x="2.5cm" svg:y="9.65cm">
          <text:p text:style-name="P7"><text:span text:style-name="T4">Sensor</text:span></text:p>
          <text:p text:style-name="P7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8.6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23" xml:id="id14" draw:id="id14" draw:layer="layout" svg:width="3cm" svg:height="1cm" svg:x="2.5cm" svg:y="12.65cm">
          <text:p text:style-name="P9">BL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3cm" svg:x="2.5cm" svg:y="15.15cm">
          <text:p text:style-name="P1"><text:span text:style-name="T1">Sensor 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14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23" xml:id="id15" draw:id="id15" draw:layer="layout" svg:width="3cm" svg:height="1cm" svg:x="2.5cm" svg:y="18.15cm">
          <text:p text:style-name="P9">BLE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3cm" svg:height="3cm" svg:x="8.25cm" svg:y="9.65cm">
          <text:p text:style-name="P9"><text:span text:style-name="T1">Centr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25cm" svg:height="1cm" svg:x="8.25cm" svg:y="8.6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23" xml:id="id13" draw:id="id13" draw:layer="layout" svg:width="3cm" svg:height="1cm" svg:x="8.25cm" svg:y="12.65cm">
          <text:p text:style-name="P9">BLE</text:p>
          <draw:enhanced-geometry svg:viewBox="0 0 21600 21600" draw:type="rectangle" draw:enhanced-path="M 0 0 L 21600 0 21600 21600 0 21600 0 0 Z N"/>
        </draw:custom-shape>
        <draw:connector draw:style-name="gr26" draw:text-style-name="P18" draw:layer="layout" draw:type="curve" svg:x1="5.5cm" svg:y1="7.65cm" svg:x2="8.25cm" svg:y2="13.15cm" draw:start-shape="id12" draw:start-glue-point="1" draw:end-shape="id13" draw:end-glue-point="3" svg:d="M5500 7650c2062 0 688 5500 2750 5500" svg:viewBox="0 0 2751 5501">
          <text:p/>
        </draw:connector>
        <draw:connector draw:style-name="gr27" draw:text-style-name="P18" draw:layer="layout" draw:type="curve" svg:x1="5.5cm" svg:y1="13.15cm" svg:x2="8.25cm" svg:y2="13.15cm" draw:start-shape="id14" draw:start-glue-point="1" draw:end-shape="id13" draw:end-glue-point="3" svg:d="M5500 13150h2750" svg:viewBox="0 0 2751 1">
          <text:p/>
        </draw:connector>
        <draw:connector draw:style-name="gr28" draw:text-style-name="P18" draw:layer="layout" draw:type="curve" svg:x1="5.5cm" svg:y1="18.65cm" svg:x2="8.25cm" svg:y2="13.15cm" draw:start-shape="id15" draw:start-glue-point="1" draw:end-shape="id13" draw:end-glue-point="3" svg:d="M5500 18650c2062 0 688-5500 2750-5500" svg:viewBox="0 0 2751 5501">
          <text:p/>
        </draw:connector>
        <draw:custom-shape draw:style-name="gr5" draw:text-style-name="P11" xml:id="id16" draw:id="id16" draw:layer="layout" svg:width="3.25cm" svg:height="3cm" draw:transform="skewX (0.00506145483078355) translate (11.27cm 9.65cm)">
          <text:p text:style-name="P9"><text:span text:style-name="T1">MQTT</text:span></text:p>
          <text:p text:style-name="P9"><text:span text:style-name="T1">publish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0.5cm" svg:height="1cm" svg:x="16cm" svg:y="3.15cm">
          <text:p text:style-name="P3"><text:span text:style-name="T2">RPI4 – 108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0.5cm" svg:height="15cm" svg:x="16cm" svg:y="4.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xml:id="id20" draw:id="id20" draw:layer="layout" svg:width="3.5cm" svg:height="3.75cm" svg:x="16.25cm" svg:y="4.4cm">
          <text:p text:style-name="P9"><text:span text:style-name="T1">MQTT</text:span></text:p>
          <text:p text:style-name="P9"><text:span text:style-name="T1">broker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xml:id="id21" draw:id="id21" draw:layer="layout" svg:width="3.5cm" svg:height="1.75cm" svg:x="22.75cm" svg:y="4.4cm">
          <text:p text:style-name="P9"><text:span text:style-name="T1">MQTT</text:span></text:p>
          <text:p text:style-name="P9"><text:span text:style-name="T1">subscriber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8" draw:id="id18" draw:layer="layout" svg:width="3.5cm" svg:height="3.75cm" svg:x="21cm" svg:y="8cm">
          <text:p text:style-name="P9"><text:span text:style-name="T1">Python</text:span></text:p>
          <text:p text:style-name="P9"><text:span text:style-name="T1">program</text:span></text:p>
          <draw:enhanced-geometry svg:viewBox="0 0 21600 21600" draw:type="rectangle" draw:enhanced-path="M 0 0 L 21600 0 21600 21600 0 21600 0 0 Z N"/>
        </draw:custom-shape>
        <draw:connector draw:style-name="gr10" draw:text-style-name="P14" draw:layer="layout" draw:type="curve" svg:x1="14.512cm" svg:y1="11.15cm" svg:x2="16.25cm" svg:y2="8.65cm" draw:start-shape="id16" draw:start-glue-point="1" draw:end-shape="id17" draw:end-glue-point="3" svg:d="M14512 11150c1309 0 441-2500 1738-2500" svg:viewBox="0 0 1739 2501">
          <text:p/>
        </draw:connector>
        <draw:custom-shape draw:style-name="gr33" draw:text-style-name="P9" xml:id="id19" draw:id="id19" draw:layer="layout" svg:width="3.5cm" svg:height="5.25cm" svg:x="22.75cm" svg:y="13.65cm">
          <text:p text:style-name="P9"><text:span text:style-name="T1">Maria 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4" draw:layer="layout" draw:type="curve" svg:x1="22.75cm" svg:y1="11.75cm" svg:x2="24.5cm" svg:y2="13.65cm" draw:start-shape="id18" draw:start-glue-point="2" draw:end-shape="id19" draw:end-glue-point="0" svg:d="M22750 11750c0 1425 1750 475 1750 1900" svg:viewBox="0 0 1751 1901">
          <text:p/>
        </draw:connector>
        <draw:custom-shape draw:style-name="gr34" draw:text-style-name="P23" draw:layer="layout" svg:width="3.25cm" svg:height="1cm" svg:x="11.25cm" svg:y="12.65cm">
          <text:p text:style-name="P9">WIFI</text:p>
          <draw:enhanced-geometry svg:viewBox="0 0 21600 21600" draw:type="rectangle" draw:enhanced-path="M 0 0 L 21600 0 21600 21600 0 21600 0 0 Z N"/>
        </draw:custom-shape>
        <draw:custom-shape draw:style-name="gr35" draw:text-style-name="P23" xml:id="id17" draw:id="id17" draw:layer="layout" svg:width="3.5cm" svg:height="1cm" svg:x="16.25cm" svg:y="8.15cm">
          <text:p text:style-name="P9">WIFI</text:p>
          <draw:enhanced-geometry svg:viewBox="0 0 21600 21600" draw:type="rectangle" draw:enhanced-path="M 0 0 L 21600 0 21600 21600 0 21600 0 0 Z N"/>
        </draw:custom-shape>
        <draw:connector draw:style-name="gr36" draw:text-style-name="P14" draw:layer="layout" draw:type="curve" svg:x1="19.75cm" svg:y1="6.275cm" svg:x2="22.75cm" svg:y2="5.275cm" draw:start-shape="id20" draw:start-glue-point="1" draw:end-shape="id21" draw:end-glue-point="3" svg:d="M19750 6275c2250 0 750-1000 3000-1000" svg:viewBox="0 0 3001 1001">
          <text:p/>
        </draw:connector>
        <draw:custom-shape draw:style-name="gr37" draw:text-style-name="P17" xml:id="id22" draw:id="id22" draw:layer="layout" svg:width="5.75cm" svg:height="5.15cm" svg:x="16.25cm" svg:y="13.75cm">
          <text:p text:style-name="P9"><text:span text:style-name="T1">Automation</text:span></text:p>
          <text:p text:style-name="P9"><text:span text:style-name="T1">solution</text:span></text:p>
          <text:p text:style-name="P9"><text:span text:style-name="T1">server</text:span></text:p>
          <text:p text:style-name="P9"/>
          <text:p text:style-name="P9"><text:span text:style-name="T6">(domoticz, jeedom, ...)</text:span></text:p>
          <draw:enhanced-geometry svg:viewBox="0 0 21600 21600" draw:type="rectangle" draw:enhanced-path="M 0 0 L 21600 0 21600 21600 0 21600 0 0 Z N"/>
        </draw:custom-shape>
        <draw:connector draw:style-name="gr38" draw:text-style-name="P14" draw:layer="layout" draw:type="curve" svg:x1="24.5cm" svg:y1="6.15cm" svg:x2="22.75cm" svg:y2="8cm" draw:start-shape="id21" draw:end-shape="id18" svg:d="M24500 6150c0 1387-1750 463-1750 1850" svg:viewBox="0 0 1751 1851">
          <text:p/>
        </draw:connector>
        <draw:connector draw:style-name="gr39" draw:text-style-name="P14" draw:layer="layout" draw:type="curve" svg:x1="22.75cm" svg:y1="11.75cm" svg:x2="19.125cm" svg:y2="13.75cm" draw:start-shape="id18" draw:start-glue-point="2" draw:end-shape="id22" draw:end-glue-point="0" svg:d="M22750 11750c0 1500-3625 500-3625 2000" svg:viewBox="0 0 3626 2001">
          <text:p/>
        </draw:connector>
        <draw:frame draw:style-name="gr16" draw:text-style-name="P19" draw:layer="layout" svg:width="8.75cm" svg:height="1.276cm" svg:x="5.75cm" svg:y="1.224cm">
          <draw:text-box>
            <text:p text:style-name="P18"><text:span text:style-name="T7">ESP32-jmb-sensor</text:span></text:p>
          </draw:text-box>
        </draw:frame>
        <draw:frame draw:style-name="gr40" draw:text-style-name="P21" draw:layer="layout" svg:width="13.02cm" svg:height="0.569cm" svg:x="15.68cm" svg:y="19.431cm">
          <draw:text-box>
            <text:p text:style-name="P20"><text:span text:style-name="T8">Version 1.0 – 06.01.2022 – </text:span><text:span text:style-name="T8"><text:a xlink:href="mailto:jom52.dev@gmail.com" xlink:type="simple">jom52.dev@gmail.com</text:a></text:span><text:span text:style-name="T8"><text:s text:c="2"/>- https://githu</text:span><text:span text:style-name="T9">b.com</text:span><text:span text:style-name="T8">/josmet52/esp32-jmb-senso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13" svg:d="M0 13l10-13 10 13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6T17:07:41.025000000</meta:creation-date>
    <dc:date>2023-04-26T22:35:39.757000000</dc:date>
    <meta:editing-duration>PT51M7S</meta:editing-duration>
    <meta:editing-cycles>10</meta:editing-cycles>
    <meta:generator>LibreOffice/7.2.5.2$Windows_X86_64 LibreOffice_project/499f9727c189e6ef3471021d6132d4c694f357e5</meta:generator>
    <meta:print-date>2023-04-26T22:34:08.586000000</meta:print-date>
    <meta:document-statistic meta:object-count="66"/>
  </office:meta>
</office:document-meta>
</file>